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4646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2.301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2.4665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2.852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0.5173in"/>
    </style:style>
    <style:style style:name="co18" style:family="table-column">
      <style:table-column-properties fo:break-before="auto" style:column-width="2.489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0457in"/>
    </style:style>
    <style:style style:name="co21" style:family="table-column">
      <style:table-column-properties fo:break-before="auto" style:column-width="1.1339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0.848in"/>
    </style:style>
    <style:style style:name="co24" style:family="table-column">
      <style:table-column-properties fo:break-before="auto" style:column-width="1.0134in"/>
    </style:style>
    <style:style style:name="co25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9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2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ce4"/>
        <table:table-column table:style-name="co3" table:default-cell-style-name="ce4"/>
        <table:table-column table:style-name="co13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2" table:default-cell-style-name="ce4"/>
        <table:table-column table:style-name="co23" table:default-cell-style-name="ce4"/>
        <table:table-column table:style-name="co13" table:number-columns-repeated="2" table:default-cell-style-name="ce4"/>
        <table:table-column table:style-name="co25" table:number-columns-repeated="990" table:default-cell-style-name="Default"/>
        <table:table-row table:style-name="ro1">
          <table:table-cell table:style-name="ce1" office:value-type="string">
            <text:p>Bill DocNo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Billing Type</text:p>
          </table:table-cell>
          <table:table-cell table:style-name="ce1" office:value-type="string">
            <text:p>Dis.Channel</text:p>
          </table:table-cell>
          <table:table-cell table:style-name="ce1" office:value-type="string">
            <text:p>Destination Country</text:p>
          </table:table-cell>
          <table:table-cell table:style-name="ce1" office:value-type="string">
            <text:p>Sales Region</text:p>
          </table:table-cell>
          <table:table-cell table:style-name="ce1" office:value-type="string">
            <text:p>City Name</text:p>
          </table:table-cell>
          <table:table-cell table:style-name="ce1" office:value-type="string">
            <text:p>Purchase Order</text:p>
          </table:table-cell>
          <table:table-cell table:style-name="ce1" office:value-type="string">
            <text:p>Purchase Order Date</text:p>
          </table:table-cell>
          <table:table-cell table:style-name="ce1" office:value-type="string">
            <text:p>Sale Order</text:p>
          </table:table-cell>
          <table:table-cell table:style-name="ce1" office:value-type="string">
            <text:p>Delivery No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terial Description</text:p>
          </table:table-cell>
          <table:table-cell table:style-name="ce10" office:value-type="string">
            <text:p>Application</text:p>
          </table:table-cell>
          <table:table-cell table:style-name="ce1" office:value-type="string">
            <text:p>Cust.No</text:p>
          </table:table-cell>
          <table:table-cell table:style-name="ce1" office:value-type="string">
            <text:p>Customer Name</text:p>
          </table:table-cell>
          <table:table-cell table:style-name="ce1" office:value-type="string">
            <text:p>Consig.No</text:p>
          </table:table-cell>
          <table:table-cell table:style-name="ce1" office:value-type="string">
            <text:p>Consignee Name</text:p>
          </table:table-cell>
          <table:table-cell table:style-name="ce1" office:value-type="string">
            <text:p>LR Number</text:p>
          </table:table-cell>
          <table:table-cell table:style-name="ce1" office:value-type="string">
            <text:p>Cus.Grp</text:p>
          </table:table-cell>
          <table:table-cell table:style-name="ce1" office:value-type="string">
            <text:p>Material 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Basic Price</text:p>
          </table:table-cell>
          <table:table-cell table:style-name="ce1" office:value-type="string">
            <text:p>Excise Duty</text:p>
          </table:table-cell>
          <table:table-cell table:style-name="ce1" office:value-type="string">
            <text:p>CST</text:p>
          </table:table-cell>
          <table:table-cell table:style-name="ce1" office:value-type="string">
            <text:p>VAT</text:p>
          </table:table-cell>
          <table:table-cell table:style-name="ce1" office:value-type="string">
            <text:p>TCS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Insurance</text:p>
          </table:table-cell>
          <table:table-cell table:style-name="ce1" office:value-type="string">
            <text:p>Others</text:p>
          </table:table-cell>
          <table:table-cell table:style-name="ce1" office:value-type="string">
            <text:p>Curr(DOC)</text:p>
          </table:table-cell>
          <table:table-cell table:style-name="ce1" office:value-type="string">
            <text:p>Value(INR)</text:p>
          </table:table-cell>
          <table:table-cell table:style-name="ce1" office:value-type="string">
            <text:p>Order Reason</text:p>
          </table:table-cell>
          <table:table-cell table:number-columns-repeated="990"/>
        </table:table-row>
        <table:table-row table:style-name="ro1">
          <table:table-cell table:style-name="ce2" office:value-type="string">
            <text:p>Invoice No</text:p>
          </table:table-cell>
          <table:table-cell table:style-name="ce7"/>
          <table:table-cell table:style-name="ce2" office:value-type="string">
            <text:p>Invoice Date</text:p>
          </table:table-cell>
          <table:table-cell table:style-name="ce2" office:value-type="string">
            <text:p>Order Type</text:p>
          </table:table-cell>
          <table:table-cell table:style-name="ce2" office:value-type="string">
            <text:p>Distribution Channel</text:p>
          </table:table-cell>
          <table:table-cell table:style-name="ce2" office:value-type="string">
            <text:p>Customer Countyr</text:p>
          </table:table-cell>
          <table:table-cell table:style-name="ce2" office:value-type="string">
            <text:p>Customer State</text:p>
          </table:table-cell>
          <table:table-cell table:style-name="ce2" office:value-type="string">
            <text:p>Customer City</text:p>
          </table:table-cell>
          <table:table-cell table:style-name="ce2" office:value-type="string">
            <text:p>Custmer PO Date Sales Order</text:p>
          </table:table-cell>
          <table:table-cell table:style-name="ce2" office:value-type="string">
            <text:p>Customer PO Date in Sales Order</text:p>
          </table:table-cell>
          <table:table-cell table:style-name="ce2" office:value-type="string">
            <text:p>SO No</text:p>
          </table:table-cell>
          <table:table-cell table:style-name="ce2" office:value-type="string">
            <text:p>DO No</text:p>
          </table:table-cell>
          <table:table-cell table:style-name="ce2" office:value-type="string">
            <text:p>Material code</text:p>
          </table:table-cell>
          <table:table-cell table:style-name="ce2" office:value-type="string">
            <text:p>Material Name</text:p>
          </table:table-cell>
          <table:table-cell table:style-name="ce2" office:value-type="string">
            <text:p>Application Name</text:p>
          </table:table-cell>
          <table:table-cell table:style-name="ce2" office:value-type="string">
            <text:p>Customer Code</text:p>
          </table:table-cell>
          <table:table-cell table:style-name="ce2" office:value-type="string">
            <text:p>Customer Name</text:p>
          </table:table-cell>
          <table:table-cell table:style-name="ce2" office:value-type="string">
            <text:p>Consignee Code</text:p>
          </table:table-cell>
          <table:table-cell table:style-name="ce2" office:value-type="string">
            <text:p>Consignee Name</text:p>
          </table:table-cell>
          <table:table-cell table:style-name="ce2" office:value-type="string">
            <text:p>Customer Number</text:p>
          </table:table-cell>
          <table:table-cell table:style-name="ce2" office:value-type="string">
            <text:p>Customer Group</text:p>
          </table:table-cell>
          <table:table-cell table:style-name="ce2" office:value-type="string">
            <text:p>Qty Invoiced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(Untaxed amount - Excise Duty Amt)</text:p>
          </table:table-cell>
          <table:table-cell table:style-name="ce2" office:value-type="string">
            <text:p>Excise Duty Amt</text:p>
          </table:table-cell>
          <table:table-cell table:style-name="ce2" office:value-type="string">
            <text:p>CST <text:s/>Tax</text:p>
          </table:table-cell>
          <table:table-cell table:style-name="ce2" office:value-type="string">
            <text:p>VAT Tax</text:p>
          </table:table-cell>
          <table:table-cell table:style-name="ce7"/>
          <table:table-cell table:style-name="ce2" office:value-type="string">
            <text:p>Freight Amt</text:p>
          </table:table-cell>
          <table:table-cell table:style-name="ce2" office:value-type="string">
            <text:p>Insurance Amt</text:p>
          </table:table-cell>
          <table:table-cell table:style-name="ce7"/>
          <table:table-cell table:style-name="ce2" office:value-type="string">
            <text:p>Currency</text:p>
          </table:table-cell>
          <table:table-cell table:style-name="ce2" office:value-type="string">
            <text:p>Currency value In INR</text:p>
          </table:table-cell>
          <table:table-cell table:style-name="ce7"/>
          <table:table-cell table:number-columns-repeated="990"/>
        </table:table-row>
        <table:table-row-group>
          <table:table-row-group>
            <table:table-row-group>
              <table:table-row table:style-name="ro1">
                <table:table-cell table:style-name="ce3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for each=&quot;order_line in (line.invoice_id.sale_id and line.invoice_id.sale_id.order_line or '')&quot;" xlink:type="simple">for sale line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1">
                <table:table-cell office:value-type="string">
                  <text:p><text:a xlink:href="python://line.invoice_id.vvt_number or ''" xlink:type="simple">invoice no</text:a></text:p>
                </table:table-cell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date_invoice or ''" xlink:type="simple">invoice_date</text:a></text:p>
                </table:table-cell>
                <table:table-cell office:value-type="string">
                  <text:p><text:a xlink:href="python://line.invoice_id.invoice_type or ''" xlink:type="simple">invoice_type</text:a></text:p>
                </table:table-cell>
                <table:table-cell office:value-type="string">
                  <text:p><text:a xlink:href="python://line.invoice_id.sale_id and line.invoice_id.sale_id.distribution_channel.name or ''" xlink:type="simple">distribution</text:a></text:p>
                </table:table-cell>
                <table:table-cell office:value-type="string">
                  <text:p><text:a xlink:href="python://line.invoice_id.partner_id and line.invoice_id.partner_id.country_id.name or ''" xlink:type="simple">country_id</text:a></text:p>
                </table:table-cell>
                <table:table-cell office:value-type="string">
                  <text:p><text:a xlink:href="python://line.invoice_id.partner_id and line.invoice_id.partner_id.state_id.name or ''" xlink:type="simple">state_id</text:a></text:p>
                </table:table-cell>
                <table:table-cell office:value-type="string">
                  <text:p><text:a xlink:href="python://line.invoice_id.partner_id and line.invoice_id.partner_id.city or ''" xlink:type="simple">city</text:a></text:p>
                </table:table-cell>
                <table:table-cell office:value-type="string">
                  <text:p><text:a xlink:href="python://line.invoice_id.sale_id and line.invoice_id.sale_id.po_date or ''" xlink:type="simple">po_date</text:a></text:p>
                </table:table-cell>
                <table:table-cell office:value-type="string">
                  <text:p><text:a xlink:href="python://line.invoice_id.sale_id and line.invoice_id.sale_id.po_date or ''" xlink:type="simple">po_date</text:a></text:p>
                </table:table-cell>
                <table:table-cell office:value-type="string">
                  <text:p><text:a xlink:href="python://line.invoice_id.sale_id and line.invoice_id.sale_id.name or ''" xlink:type="simple">sale</text:a></text:p>
                </table:table-cell>
                <table:table-cell office:value-type="string">
                  <text:p><text:a xlink:href="python://line.invoice_id.delivery_order_id and line.invoice_id.delivery_order_id.name or ''" xlink:type="simple">DO</text:a></text:p>
                </table:table-cell>
                <table:table-cell office:value-type="string">
                  <text:p><text:a xlink:href="python://line.product_id and line.product_id.default_code or ''" xlink:type="simple">product code</text:a></text:p>
                </table:table-cell>
                <table:table-cell office:value-type="string">
                  <text:p><text:a xlink:href="python://line.product_id and line.product_id.name or ''" xlink:type="simple">product name</text:a></text:p>
                </table:table-cell>
                <table:table-cell office:value-type="string">
                  <text:p><text:a xlink:href="python://line.application_id and line.application_id.name or ''" xlink:type="simple">application</text:a></text:p>
                </table:table-cell>
                <table:table-cell office:value-type="string">
                  <text:p><text:a xlink:href="python://line.invoice_id.partner_id and line.invoice_id.partner_id.customer_code or ''" xlink:type="simple">cus code</text:a></text:p>
                </table:table-cell>
                <table:table-cell office:value-type="string">
                  <text:p><text:a xlink:href="python://line.invoice_id.partner_id and line.invoice_id.partner_id.name or ''" xlink:type="simple">cus name</text:a></text:p>
                </table:table-cell>
                <table:table-cell office:value-type="string">
                  <text:p><text:a xlink:href="python://order_line.name_consignee_id and order_line.name_consignee_id.customer_code or ''" xlink:type="simple">consignee code</text:a></text:p>
                </table:table-cell>
                <table:table-cell office:value-type="string">
                  <text:p><text:a xlink:href="python://order_line.name_consignee_id and order_line.name_consignee_id.name or ''" xlink:type="simple">consignee name</text:a></text:p>
                </table:table-cell>
                <table:table-cell office:value-type="string">
                  <text:p><text:a xlink:href="python://line.invoice_id and line.invoice_id.lr_no or ''" xlink:type="simple">lr no</text:a></text:p>
                </table:table-cell>
                <table:table-cell office:value-type="string">
                  <text:p><text:a xlink:href="python://line.invoice_id.partner_id and line.invoice_id.partner_id.arulmani_type or ''" xlink:type="simple">group</text:a></text:p>
                </table:table-cell>
                <table:table-cell office:value-type="string">
                  <text:p><text:a xlink:href="python://line.quantity or ''" xlink:type="simple">quantity</text:a></text:p>
                </table:table-cell>
                <table:table-cell office:value-type="string">
                  <text:p><text:a xlink:href="python://line.uos_id and line.uos_id.name or ''" xlink:type="simple">uom</text:a></text:p>
                </table:table-cell>
                <table:table-cell office:value-type="string">
                  <text:p><text:a xlink:href="python://line.quantity*line.price_unit or 0.0" xlink:type="simple">basic</text:a></text:p>
                </table:table-cell>
                <table:table-cell office:value-type="string">
                  <text:p><text:a xlink:href="python://line.quantity*line.price_unit*(line.invoice_id.excise_duty_id and line.invoice_id.excise_duty_id.amount or 0.0)/100" xlink:type="simple">ed amount</text:a></text:p>
                </table:table-cell>
                <table:table-cell table:style-name="ce19"/>
                <table:table-cell table:style-name="ce14"/>
                <table:table-cell table:style-name="ce19"/>
                <table:table-cell office:value-type="string">
                  <text:p><text:a xlink:href="python://line.freight or 0.0" xlink:type="simple">freight</text:a></text:p>
                </table:table-cell>
                <table:table-cell office:value-type="string">
                  <text:p><text:a xlink:href="python://line.invoice_id.insurance or 0.0" xlink:type="simple">freight</text:a></text:p>
                </table:table-cell>
                <table:table-cell office:value-type="string">
                  <text:p><text:a xlink:href="python://line.invoice_id.other_charges or 0.0" xlink:type="simple">other</text:a></text:p>
                </table:table-cell>
                <table:table-cell office:value-type="string">
                  <text:p><text:a xlink:href="python://line.invoice_id.currency_id and line.invoice_id.currency_id.name or ''" xlink:type="simple">currency</text:a></text:p>
                </table:table-cell>
                <table:table-cell office:value-type="string">
                  <text:p><text:a xlink:href="python://line.invoice_id.amount_total_inr or 0.0" xlink:type="simple">total_inr</text:a></text:p>
                </table:table-cell>
                <table:table-cell office:value-type="string">
                  <text:p><text:a xlink:href="python://line.invoice_id.other_info or ''" xlink:type="simple">other rs</text:a></text:p>
                </table:table-cell>
                <table:table-cell table:number-columns-repeated="990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 table:number-columns-repeated="24"/>
                <table:covered-table-cell table:style-name="ce19"/>
                <table:covered-table-cell table:style-name="ce14"/>
                <table:covered-table-cell table:style-name="ce19"/>
                <table:covered-table-cell table:number-columns-repeated="996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2">
                <table:table-cell table:style-name="Default"/>
                <table:table-cell/>
                <table:table-cell table:style-name="ce8"/>
                <table:table-cell table:number-columns-repeated="6"/>
                <table:table-cell table:style-name="ce8"/>
                <table:table-cell table:number-columns-repeated="11"/>
                <table:table-cell table:style-name="ce11"/>
                <table:table-cell/>
                <table:table-cell table:style-name="ce14" table:number-columns-repeated="2"/>
                <table:table-cell table:style-name="ce19" table:number-columns-repeated="6"/>
                <table:table-cell/>
                <table:table-cell table:style-name="ce14"/>
                <table:table-cell table:number-columns-repeated="991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1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9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8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8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</table:table-row-group>
            <table:table-row table:style-name="ro2">
              <table:table-cell table:style-name="ce6" table:number-columns-repeated="21"/>
              <table:table-cell table:style-name="ce13"/>
              <table:table-cell table:style-name="ce6"/>
              <table:table-cell table:style-name="ce16" table:number-columns-repeated="4"/>
              <table:table-cell table:style-name="ce18"/>
              <table:table-cell table:style-name="ce16" table:number-columns-repeated="2"/>
              <table:table-cell table:style-name="ce18"/>
              <table:table-cell table:style-name="ce6"/>
              <table:table-cell table:style-name="ce16"/>
              <table:table-cell table:style-name="ce6"/>
              <table:table-cell table:style-name="ce20" table:number-columns-repeated="990"/>
            </table:table-row>
          </table:table-row-group>
          <table:table-row table:style-name="ro2">
            <table:table-cell table:style-name="ce6" table:number-columns-repeated="21"/>
            <table:table-cell table:style-name="ce13"/>
            <table:table-cell table:style-name="ce6"/>
            <table:table-cell table:style-name="ce16" table:number-columns-repeated="4"/>
            <table:table-cell table:style-name="ce18"/>
            <table:table-cell table:style-name="ce16" table:number-columns-repeated="2"/>
            <table:table-cell table:style-name="ce18"/>
            <table:table-cell table:style-name="ce6"/>
            <table:table-cell table:style-name="ce16"/>
            <table:table-cell table:style-name="ce6"/>
            <table:table-cell table:style-name="ce20" table:number-columns-repeated="990"/>
          </table:table-row>
          <table:table-row-group>
            <table:table-row-group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</table:table-row-group>
            <table:table-row table:style-name="ro2">
              <table:table-cell table:style-name="ce6" table:number-columns-repeated="21"/>
              <table:table-cell table:style-name="ce13"/>
              <table:table-cell table:style-name="ce6"/>
              <table:table-cell table:style-name="ce16"/>
              <table:table-cell table:style-name="ce18" table:number-columns-repeated="4"/>
              <table:table-cell table:style-name="ce16" table:number-columns-repeated="2"/>
              <table:table-cell table:style-name="ce18"/>
              <table:table-cell table:style-name="ce6"/>
              <table:table-cell table:style-name="ce16"/>
              <table:table-cell table:style-name="ce6"/>
              <table:table-cell table:style-name="ce20" table:number-columns-repeated="990"/>
            </table:table-row>
          </table:table-row-group>
          <table:table-row table:style-name="ro2">
            <table:table-cell table:style-name="ce6" table:number-columns-repeated="21"/>
            <table:table-cell table:style-name="ce13"/>
            <table:table-cell table:style-name="ce6"/>
            <table:table-cell table:style-name="ce16"/>
            <table:table-cell table:style-name="ce18" table:number-columns-repeated="4"/>
            <table:table-cell table:style-name="ce16" table:number-columns-repeated="2"/>
            <table:table-cell table:style-name="ce18"/>
            <table:table-cell table:style-name="ce6"/>
            <table:table-cell table:style-name="ce16"/>
            <table:table-cell table:style-name="ce6"/>
            <table:table-cell table:style-name="ce20" table:number-columns-repeated="990"/>
          </table:table-row>
        </table:table-row-group>
        <table:table-row table:style-name="ro2">
          <table:table-cell table:style-name="ce6" table:number-columns-repeated="21"/>
          <table:table-cell table:style-name="ce13"/>
          <table:table-cell table:style-name="ce6"/>
          <table:table-cell table:style-name="ce16" table:number-columns-repeated="4"/>
          <table:table-cell table:style-name="ce18"/>
          <table:table-cell table:style-name="ce16" table:number-columns-repeated="2"/>
          <table:table-cell table:style-name="ce18"/>
          <table:table-cell table:style-name="ce6"/>
          <table:table-cell table:style-name="ce16"/>
          <table:table-cell table:style-name="ce6"/>
          <table:table-cell table:style-name="ce20" table:number-columns-repeated="990"/>
        </table:table-row>
        <table:table-row table:style-name="ro3" table:number-rows-repeated="10482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phuoc </dc:creator>
    <dc:date>2015-04-08T23:12:25</dc:date>
    <meta:editing-cycles>59</meta:editing-cycles>
    <meta:generator>LibreOffice/3.5$Linux_x86 LibreOffice_project/350m1$Build-2</meta:generator>
    <meta:editing-duration>PT3H38M28S</meta:editing-duration>
    <meta:document-statistic meta:table-count="1" meta:cell-count="99" meta:object-count="0"/>
    <meta:template xlink:type="simple" xlink:actuate="onRequest" xlink:title="Normal.dotm" xlink:href=""/>
  </office:meta>
</office:document-meta>
</file>